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3cd" officeooo:paragraph-rsid="0016b3cd"/>
    </style:style>
    <style:style style:name="P2" style:family="paragraph" style:parent-style-name="Standard">
      <style:text-properties officeooo:rsid="0018a09d" officeooo:paragraph-rsid="0018a09d"/>
    </style:style>
    <style:style style:name="P3" style:family="paragraph" style:parent-style-name="Standard">
      <style:text-properties officeooo:rsid="001a55bc" officeooo:paragraph-rsid="001a55bc"/>
    </style:style>
    <style:style style:name="P4" style:family="paragraph" style:parent-style-name="Standard">
      <style:text-properties officeooo:rsid="001a55bc" officeooo:paragraph-rsid="00260214"/>
    </style:style>
    <style:style style:name="P5" style:family="paragraph" style:parent-style-name="Standard">
      <style:text-properties officeooo:rsid="001a55bc" officeooo:paragraph-rsid="00299cb0"/>
    </style:style>
    <style:style style:name="P6" style:family="paragraph" style:parent-style-name="Standard">
      <style:text-properties officeooo:rsid="002d7013" officeooo:paragraph-rsid="002d7013"/>
    </style:style>
    <style:style style:name="P7" style:family="paragraph" style:parent-style-name="Standard">
      <style:text-properties officeooo:rsid="002d7013" officeooo:paragraph-rsid="0031b433"/>
    </style:style>
    <style:style style:name="T1" style:family="text">
      <style:text-properties style:font-name="AnjaliOldLipi" fo:font-size="24pt" style:text-underline-style="solid" style:text-underline-width="auto" style:text-underline-color="font-color" fo:font-weight="bold" officeooo:rsid="001545bf" style:font-size-asian="21pt" style:font-weight-asian="bold" style:font-size-complex="24pt" style:font-weight-complex="bold"/>
    </style:style>
    <style:style style:name="T2" style:family="text">
      <style:text-properties style:font-name="AnjaliOldLipi" fo:font-size="14pt" style:text-underline-style="none" fo:font-weight="normal" style:font-size-asian="12.25pt" style:font-weight-asian="normal" style:font-size-complex="14pt" style:font-weight-complex="normal"/>
    </style:style>
    <style:style style:name="T3" style:family="text">
      <style:text-properties style:font-name="AnjaliOldLipi" fo:font-size="14pt" style:text-underline-style="none" fo:font-weight="normal" officeooo:rsid="001545bf" style:font-size-asian="12.25pt" style:font-weight-asian="normal" style:font-size-complex="14pt" style:font-weight-complex="normal"/>
    </style:style>
    <style:style style:name="T4" style:family="text">
      <style:text-properties style:font-name="AnjaliOldLipi" fo:font-size="14pt" style:text-underline-style="none" fo:font-weight="normal" officeooo:rsid="001a55bc" style:font-size-asian="12.25pt" style:font-weight-asian="normal" style:font-size-complex="14pt" style:font-weight-complex="normal"/>
    </style:style>
    <style:style style:name="T5" style:family="text">
      <style:text-properties style:font-name="AnjaliOldLipi" fo:font-size="14pt" style:text-underline-style="none" fo:font-weight="normal" officeooo:rsid="001bbd76" style:font-size-asian="12.25pt" style:font-weight-asian="normal" style:font-size-complex="14pt" style:font-weight-complex="normal"/>
    </style:style>
    <style:style style:name="T6" style:family="text">
      <style:text-properties style:font-name="AnjaliOldLipi" fo:font-size="14pt" style:text-underline-style="none" fo:font-weight="normal" officeooo:rsid="001f51be" style:font-size-asian="12.25pt" style:font-weight-asian="normal" style:font-size-complex="14pt" style:font-weight-complex="normal"/>
    </style:style>
    <style:style style:name="T7" style:family="text">
      <style:text-properties style:font-name="AnjaliOldLipi" fo:font-size="14pt" style:text-underline-style="none" fo:font-weight="normal" officeooo:rsid="00213258" style:font-size-asian="12.25pt" style:font-weight-asian="normal" style:font-size-complex="14pt" style:font-weight-complex="normal"/>
    </style:style>
    <style:style style:name="T8" style:family="text">
      <style:text-properties style:font-name="AnjaliOldLipi" fo:font-size="14pt" style:text-underline-style="none" fo:font-weight="normal" officeooo:rsid="002363f5" style:font-size-asian="12.25pt" style:font-weight-asian="normal" style:font-size-complex="14pt" style:font-weight-complex="normal"/>
    </style:style>
    <style:style style:name="T9" style:family="text">
      <style:text-properties style:font-name="AnjaliOldLipi" fo:font-size="14pt" style:text-underline-style="none" fo:font-weight="normal" officeooo:rsid="00260214" style:font-size-asian="12.25pt" style:font-weight-asian="normal" style:font-size-complex="14pt" style:font-weight-complex="normal"/>
    </style:style>
    <style:style style:name="T10" style:family="text">
      <style:text-properties style:font-name="AnjaliOldLipi" fo:font-size="14pt" style:text-underline-style="none" fo:font-weight="normal" officeooo:rsid="00299cb0" style:font-size-asian="12.25pt" style:font-weight-asian="normal" style:font-size-complex="14pt" style:font-weight-complex="normal"/>
    </style:style>
    <style:style style:name="T11" style:family="text">
      <style:text-properties style:font-name="AnjaliOldLipi" fo:font-size="14pt" style:text-underline-style="none" fo:font-weight="normal" officeooo:rsid="002bbb6a" style:font-size-asian="12.25pt" style:font-weight-asian="normal" style:font-size-complex="14pt" style:font-weight-complex="normal"/>
    </style:style>
    <style:style style:name="T12" style:family="text">
      <style:text-properties style:font-name="AnjaliOldLipi" fo:font-size="14pt" style:text-underline-style="none" fo:font-weight="normal" officeooo:rsid="002c2a2f" style:font-size-asian="12.25pt" style:font-weight-asian="normal" style:font-size-complex="14pt" style:font-weight-complex="normal"/>
    </style:style>
    <style:style style:name="T13" style:family="text">
      <style:text-properties style:font-name="AnjaliOldLipi" fo:font-size="14pt" style:text-underline-style="none" fo:font-weight="normal" officeooo:rsid="003033f0" style:font-size-asian="12.25pt" style:font-weight-asian="normal" style:font-size-complex="14pt" style:font-weight-complex="normal"/>
    </style:style>
    <style:style style:name="T14" style:family="text">
      <style:text-properties style:font-name="AnjaliOldLipi" fo:font-size="14pt" style:text-underline-style="none" fo:font-weight="normal" officeooo:rsid="0031b433" style:font-size-asian="12.25pt" style:font-weight-asian="normal" style:font-size-complex="14pt" style:font-weight-complex="normal"/>
    </style:style>
    <style:style style:name="T15" style:family="text">
      <style:text-properties style:font-name="AnjaliOldLipi" fo:font-size="14pt" style:text-underline-style="none" fo:font-weight="normal" officeooo:rsid="0033a790" style:font-size-asian="12.25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1">Joins and SubQuery</text:span></text:p>
      <text:p text:style-name="Standard"><text:span text:style-name="T3"/></text:p>
      <text:p text:style-name="P1"><text:span text:style-name="T3">M</text:span><text:span text:style-name="T2">orning :</text:span></text:p>
      <text:p text:style-name="P1"><text:span text:style-name="T2">--------------</text:span></text:p>
      <text:p text:style-name="P2"><text:span text:style-name="T2">Previously we’ve done DDL(Create table, altering table, adding constraints, adding column and droping column, </text:span><text:span text:style-name="T4">primary key and foreign key</text:span><text:span text:style-name="T2">renaming table, droping table), </text:span><text:span text:style-name="T4">DML (We’ve done using select, insert, delete, update to performin CRUD operations. We’ve also learnt where, like, and , or, order by as well) Most of the operations we’ve done are on the single table.</text:span></text:p>
      <text:p text:style-name="P2"><text:span text:style-name="T4"/></text:p>
      <text:p text:style-name="P3"><text:span text:style-name="T2">*** If we wanna fetch, data from more than one table we can use subquery and joins.</text:span></text:p>
      <text:p text:style-name="P3"><text:span text:style-name="T2"/></text:p>
      <text:p text:style-name="P3"><text:span text:style-name="T2">SQL Joins :</text:span></text:p>
      <text:p text:style-name="P3"><text:span text:style-name="T2"><text:tab/></text:span></text:p>
      <text:p text:style-name="P3"><text:span text:style-name="T2"><text:tab/>Inner Join : The data that will be fetched, will be </text:span><text:span text:style-name="T6">th</text:span><text:span text:style-name="T7">ose</text:span><text:span text:style-name="T6"> </text:span><text:span text:style-name="T2">rows where there <text:tab/><text:tab/><text:tab/>will be a match b/w two tables. </text:span><text:span text:style-name="T5">Like the intersection in sets.</text:span></text:p>
      <text:p text:style-name="P3"><text:span text:style-name="T5"><text:tab/><text:tab/><text:tab/><text:tab/>-</text:span><text:span text:style-name="T8">&gt; We use on and inner join words,</text:span></text:p>
      <text:p text:style-name="P3"><text:span text:style-name="T8"><text:tab/><text:tab/><text:tab/><text:tab/>select * from employee e inner join department d on <text:tab/><text:tab/><text:tab/><text:tab/>e.did=d.id;</text:span></text:p>
      <text:p text:style-name="P3"><text:span text:style-name="T8"><text:tab/><text:tab/><text:tab/></text:span></text:p>
      <text:p text:style-name="P3"><text:span text:style-name="T8"><text:tab/>Left Join : The data that will be fetched, will be all the rows from the left <text:tab/><text:tab/><text:tab/>table, irrespective of the match </text:span><text:span text:style-name="T9">b/w two table.</text:span></text:p>
      <text:p text:style-name="P3"><text:span text:style-name="T9"><text:tab/><text:tab/><text:tab/><text:tab/>-&gt; We can use left join word,</text:span></text:p>
      <text:p text:style-name="P4"><text:span text:style-name="T9"><text:tab/><text:tab/><text:tab/><text:tab/></text:span><text:span text:style-name="T8">select * from employee e </text:span><text:span text:style-name="T9">left</text:span><text:span text:style-name="T8"> join department d on <text:tab/><text:tab/><text:tab/><text:tab/><text:tab/>e.did=d.id;</text:span></text:p>
      <text:p text:style-name="P4"><text:span text:style-name="T8"/></text:p>
      <text:p text:style-name="P4"><text:span text:style-name="T8"><text:tab/></text:span><text:span text:style-name="T10">Right Join : The data that will be fetched, will be all the rows from the <text:tab/><text:tab/><text:tab/>right table, irrespective of the match b/w two tables.</text:span></text:p>
      <text:p text:style-name="P5"><text:span text:style-name="T10"><text:tab/><text:tab/><text:tab/><text:tab/></text:span><text:span text:style-name="T9">-&gt; We can use </text:span><text:span text:style-name="T10">right</text:span><text:span text:style-name="T9">join word,</text:span></text:p>
      <text:p text:style-name="P5"><text:span text:style-name="T9"><text:tab/><text:tab/><text:tab/><text:tab/></text:span><text:span text:style-name="T8">select * from employee e </text:span><text:span text:style-name="T10">right</text:span><text:span text:style-name="T8"> join department d on <text:tab/><text:tab/><text:tab/><text:tab/><text:tab/>e.did=d.id;</text:span></text:p>
      <text:p text:style-name="P5"><text:span text:style-name="T8"/></text:p>
      <text:p text:style-name="P5"><text:span text:style-name="T8"><text:tab/></text:span><text:span text:style-name="T11">Outer Join : </text:span></text:p>
      <text:p text:style-name="P5"><text:span text:style-name="T12"/></text:p>
      <text:p text:style-name="P6"><text:span text:style-name="T12"/></text:p>
      <text:p text:style-name="P6"><text:span text:style-name="T12">S</text:span><text:span text:style-name="T2">ubQuery : There will be an outer query , which will use the result of another <text:tab/><text:tab/>query.</text:span></text:p>
      <text:p text:style-name="P6"><text:soft-page-break/><text:span text:style-name="T2"/></text:p>
      <text:p text:style-name="P6"><text:span text:style-name="T2"><text:tab/>-&gt; Select * from employees where did in (select id from departments);</text:span></text:p>
      <text:p text:style-name="P6"><text:span text:style-name="T2"><text:tab/>-&gt; select * from employees where did in (select id from departments <text:tab/> <text:s text:c="2"/><text:tab/> <text:s text:c="4"/>where deptname = ‘testing’);</text:span></text:p>
      <text:p text:style-name="P6"><text:span text:style-name="T2"/></text:p>
      <text:p text:style-name="P6"><text:span text:style-name="T2"><text:tab/>-</text:span><text:span text:style-name="T13">&gt; To find 3 employees with lowest age,</text:span></text:p>
      <text:p text:style-name="P6"><text:span text:style-name="T13"><text:tab/><text:tab/>select * from employees order by desc limit 3; </text:span></text:p>
      <text:p text:style-name="P7"><text:span text:style-name="T2"><text:tab/>-</text:span><text:span text:style-name="T13">&gt; To find <text:s/>employees with lowest </text:span><text:span text:style-name="T14">2 department id’s</text:span><text:span text:style-name="T13">, </text:span><text:span text:style-name="T14">using subquery</text:span></text:p>
      <text:p text:style-name="P7"><text:span text:style-name="T13"><text:tab/><text:tab/>select * from employees </text:span><text:span text:style-name="T14">where did in (select id from employees <text:tab/><text:tab/>limit 2)</text:span><text:span text:style-name="T13">; </text:span></text:p>
      <text:p text:style-name="P6"><text:span text:style-name="T13"><text:tab/>-&gt; To find employees with lowerst salary,</text:span></text:p>
      <text:p text:style-name="P6"><text:span text:style-name="T13"><text:tab/><text:tab/>select * employees where sal = (select min(sal) from employees);</text:span></text:p>
      <text:p text:style-name="P6"><text:span text:style-name="T2"><text:tab/>-</text:span><text:span text:style-name="T15">&gt; To find employees where dept id not emp table,</text:span></text:p>
      <text:p text:style-name="P6"><text:span text:style-name="T15"><text:tab/><text:tab/>select * from employees where did &lt;&gt; any (select id from <text:tab/><text:tab/><text:tab/>departments);</text:span></text:p>
      <text:p text:style-name="P6"><text:span text:style-name="T15"/></text:p>
      <text:p text:style-name="P6"><text:span text:style-name="T15"/></text:p>
      <text:p text:style-name="P6"><text:span text:style-name="T15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09:50:29.975120814</meta:creation-date>
    <meta:generator>LibreOffice/6.4.7.2$Linux_X86_64 LibreOffice_project/40$Build-2</meta:generator>
    <dc:date>2022-11-17T14:17:39.220483860</dc:date>
    <meta:editing-duration>PT3H41M24S</meta:editing-duration>
    <meta:editing-cycles>23</meta:editing-cycles>
    <meta:document-statistic meta:table-count="0" meta:image-count="0" meta:object-count="0" meta:page-count="2" meta:paragraph-count="30" meta:word-count="342" meta:character-count="1977" meta:non-whitespace-character-count="1568"/>
  </office:meta>
</office:document-meta>
</file>